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1.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1.2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3.1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3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3.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3.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13.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1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2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2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3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1.3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1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1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1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2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3-p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1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2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3-p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1-p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1-p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2-p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3-p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2.3-p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3-p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2-p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2-p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3-p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4.3-p3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1-p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2-p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2-p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11-p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5.3-p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2-p36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11-p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13-p36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1-p36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1-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2-p36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2-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1-p36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2-p36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3-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3-p36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23-p36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1-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1-p36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1-p36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2-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2-p36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2-p36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2-p36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1-q4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22.1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1.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1-q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3-p3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3-p36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3-p36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3-p36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p36.33-p36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1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1-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3-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1.3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2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1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1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2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3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3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3.3-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1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2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1-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2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4.3-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1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2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2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25.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3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1-q4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1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1-q4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1.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1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1-q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2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32.3-q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1-q4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1-q4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1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1-q4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1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3-q4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13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2-q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2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3-q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3-q4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2.3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43-q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2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3-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2-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2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1-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2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2-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1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1-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1-q3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7.1-q3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3.3-p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1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1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1.2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3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3.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5-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6.1-p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6.1-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16.3-p1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1-p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2.1-p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2.3-p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3.1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4.2-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1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3-p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3-p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3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2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p25.3-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1.1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1.2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1.2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1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1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2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2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2.3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3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3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1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14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1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2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2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3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3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2.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1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1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3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1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2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24.3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1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1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1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1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2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2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3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1.3-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2-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3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2.3-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1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2-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3.3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4-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4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5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1-q3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1-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2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3-q3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6.3-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7.1-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q37.2-q3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8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3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3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1-p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1-p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1.1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2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1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2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2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1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3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2.3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1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1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3-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14.2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1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31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1.31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2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2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.1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4.3-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1-p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5.3-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1-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2-p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26.3-p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pter-p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1.2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1.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2.2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2.3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2.3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1-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1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1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2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3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13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2-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32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13.33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1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2-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2.3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3-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4-q26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4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1-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2-q2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2-q2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2-q26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2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5.33-q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1-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1-q26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2-q26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1-q26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1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2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3-q2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6.33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2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2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3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q27.3-q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1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1-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2-p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3-p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3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1-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2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1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2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2-p1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3-p1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5.33-p15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1-p1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2-p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5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-p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2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p16.34-p1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1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1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1-q2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3-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2-q2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3-q2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3-q2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3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1-q2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1-q2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1-q2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1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2-q2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3-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2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3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2.3-q28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5-q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4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6-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6-q3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6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7-q28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7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1-q3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1-q28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2-q28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2-q3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8.3-q3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1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3-q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3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3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3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3-q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3-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1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1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2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2-q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2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3-q3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2.3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1-q3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1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1-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1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2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2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3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5.1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1-q3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13.1-q2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21.2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1.2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q34.2-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2-p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1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1-p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2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2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2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2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3-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1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2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2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1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2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5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2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5.33-p15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1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2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1.2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1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1-q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2.3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5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1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3.3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3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2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3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3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4.3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15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1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3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1.3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4.3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p13.3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1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2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23.3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1.1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1.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1.2-q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4-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1-q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2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3-q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.1-q3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.1-q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.2-q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q33.3-q3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1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1.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33-p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12.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1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2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31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2.2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3-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2.1-p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2.3-p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1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1-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2-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4.3-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1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2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2-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2-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-p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-p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-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-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5.3-p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1.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1.1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2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2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3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2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3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5-q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1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1-q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1-q1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1-q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1-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1-q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2-q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6.3-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1-q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1-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3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2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1-q2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1-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31-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2.32-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3.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1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1-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2-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4.3-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1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2-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3-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6-q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p21.2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2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2-q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3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3-q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1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1-q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2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4.3-q1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15-q1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q25.3-q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2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1.2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4.1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4.3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5.1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5.2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15.3-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1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1-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2-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2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3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1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2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3-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1.3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2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2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2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p22.3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2-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1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2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11.23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1-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.1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2.2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1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1-q3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21.13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2-q3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1-q3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1-q3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1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1-q3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1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3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1.33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1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1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2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3-q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3-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2.3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3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3-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3-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3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5-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6.1-q3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6.2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4-q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4-q3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4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5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q36.1-q3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2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3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3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2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2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2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3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1.3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2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2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2-p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1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p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p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p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23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ter-p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ter-p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2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1.23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1-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2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3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3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3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3-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3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3.3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1-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1-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2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3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13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2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1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3-q2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2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1-q2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3-q24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3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11-q2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1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1-q24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1-q24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24.2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1.22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p12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q12.3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1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1.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1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3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13.3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1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1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1.3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1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1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2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2.3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3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3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3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1-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2-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p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p24.3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13-q2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13-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13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1-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1-q21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1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2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2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3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3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13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3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32-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1.33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1-q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1-q2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1-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2-q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2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2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22.33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1.1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1.2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1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1-q3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2-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2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3-q3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3.3-q3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1-q3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1-q3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1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3-q3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13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2-q3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q34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2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33-p1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1.2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1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1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31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2.33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4-p1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1-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1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3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ter-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1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11.23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1-q2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2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1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3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3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2.3-q2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1-q2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2-q2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1-q2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1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2-q2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2-q24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3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3-q24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3.33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31-q24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32-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4.33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1-q26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1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5.2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1-q26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1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3-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13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q26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p15.1-p1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1.12-p11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1.2-p11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3-p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3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1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1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2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3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3-p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2-p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5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5-p1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3-q13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1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2.1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2.3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2-q13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2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2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4-q13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4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1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4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1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2.1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2.3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3.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3.3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1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1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2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4.3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2-p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q2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2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3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4.3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1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p15.1-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2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21-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1.22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2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1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1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1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2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3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2.3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1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1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1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2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2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2-p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p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p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p13.33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12-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2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2-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13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2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3-q1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3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3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3.3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4.1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5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4.2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4.3-q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5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5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2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3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31-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1.32-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2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1-q2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3-q2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3.3-q2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12-q2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13-q24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1-q24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1-q24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1-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2-q24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3-q24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23-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32-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31-q24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24.31-q24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q11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1-q1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1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1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3-q1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1-q1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1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12-q1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3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3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3-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2.3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2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3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3.3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1-q14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1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2-q1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2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13-q1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2-q1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2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14.3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3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31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1.3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2.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2.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22.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3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1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1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2-q3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2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3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3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1.3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1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1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2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2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3-q3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3-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2.3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1-q3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1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2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3-q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q33.3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p13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2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1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1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3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1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2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2.1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3-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2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3.1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3.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2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1-q3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1-q3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2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1-q3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3-q3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1.3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1-q3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2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3-q3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13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2-q3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2-q3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2-q3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2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1-q3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1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1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24.3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2-q3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q32.33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pter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1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1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2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2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2-q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2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1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1-q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3-q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3.3-q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3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4-q1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5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2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1.3-q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1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5.2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2.33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3-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3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3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3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4.3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5.2-q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5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6.1-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6.1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26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p11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q11.1-q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1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2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2.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1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2-p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2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2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3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3-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1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2.2-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3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3-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p13.3-p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1.2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2.1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3-q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13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1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1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1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2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3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3-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1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2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3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3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3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4.1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4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q22.2-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2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2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3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3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13.3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pter-p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1.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1.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2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12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2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1-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2-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3-q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1.33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3-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2-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1-q2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2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2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2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3-q24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3.3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1-q2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4.3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5.1-q2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5.1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q25.2-q2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1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22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2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1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1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-p1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2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2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11.32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pter-p1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1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1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1.2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1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1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2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12.3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1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2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2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2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1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1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2-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2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1.33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1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2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2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3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q22.3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2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2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1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2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3-p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3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2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2-p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3-p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13-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2-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3-p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p13.3-p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2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12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12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2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3-q13.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2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2-q13.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33-q13.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42-q13.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q13.12-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23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1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2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3-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2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2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1.22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2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3-p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2.1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2.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2.3-p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3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3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p13-p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2-q13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1.23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2-q13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2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13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1-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q13.31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p13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2-q2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p11.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11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p11.2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11.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1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11.2-q2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2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1-q2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1-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1.3-q2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3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2-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13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q22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3-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3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1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p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1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1-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1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1.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1-q1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1-q1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3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2.3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1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2-q13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2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1-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1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q13.32-q13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1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1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1-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2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3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2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3-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4-p1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4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1-p11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1.3-p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11-p11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11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1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2-p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13-p2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2-p22.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2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22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1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22.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22.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p22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22.33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1.1-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1.1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1.1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1.2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2-q13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1-q13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1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1-q2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2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2-q13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2-q2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3.2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1-q2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1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1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2-q2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2-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1-q2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1.33-q22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2.1-q22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2.1-q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2.1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4-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5-q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1-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1-q2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3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5-q2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5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2-q2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3-q2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6.3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1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2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27.3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21-q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p11.3-p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q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2-q11.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-q11.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-q11.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2-p11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2-q11.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11.3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pter-q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1-q11.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1-q11.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1-q11.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1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2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2-q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23-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1.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q12</text:p>
          </table:table-cell>
          <table:table-cell table:number-columns-repeated="16383"/>
        </table:table-row>
        <table:table-row table:number-rows-repeated="10463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meta:initial-creator>Microsoft Office User</meta:initial-creator>
    <dc:creator>Microsoft Office User</dc:creator>
    <meta:creation-date>2022-04-19T13:04:31Z</meta:creation-date>
    <dc:date>2022-04-19T13:05:31Z</dc:date>
  </office:meta>
</office:document-meta>
</file>